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arial" svg:font-family="arial, sans-serif"/>
    <style:font-face style:name="DejaVu Sans2" svg:font-family="'DejaVu Sans'" style:font-family-generic="swiss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Noto Sans CJK TC Regular3" svg:font-family="'Noto Sans CJK TC Regular'" style:font-family-generic="modern" style:font-pitch="fixed"/>
    <style:font-face style:name="Noto Sans CJK TC Regular" svg:font-family="'Noto Sans CJK TC Regular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TC Regular2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CJK TC Regular" fo:font-size="16pt" fo:font-style="normal" officeooo:rsid="000f3c04" officeooo:paragraph-rsid="000f3c04" style:font-name-asian="Noto Sans CJK TC Regular" style:font-size-asian="16pt" style:font-style-asian="normal" style:font-size-complex="16pt" style:font-style-complex="normal"/>
    </style:style>
    <style:style style:name="P2" style:family="paragraph" style:parent-style-name="Standard">
      <style:text-properties style:font-name="Noto Sans CJK TC Regular" fo:font-size="12pt" fo:font-style="normal" officeooo:paragraph-rsid="000f3c04" style:font-name-asian="Noto Sans CJK TC Regular" style:font-size-asian="12pt" style:font-style-asian="normal" style:font-size-complex="12pt" style:font-style-complex="normal"/>
    </style:style>
    <style:style style:name="P3" style:family="paragraph" style:parent-style-name="Standard">
      <style:text-properties fo:color="#800000" style:font-name="Noto Sans CJK TC Regular" fo:font-size="12pt" fo:font-style="normal" fo:font-weight="normal" officeooo:paragraph-rsid="000f3c04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color="#800000" fo:font-size="12pt" fo:font-weight="normal" officeooo:paragraph-rsid="000f3c04" style:font-size-asian="12pt" style:font-weight-asian="normal" style:font-size-complex="12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style:font-name="Noto Sans CJK TC Regular" fo:font-size="12pt" fo:font-style="normal" officeooo:rsid="000f3c04" officeooo:paragraph-rsid="000f3c04" style:font-name-asian="Noto Sans CJK TC Regular" style:font-size-asian="12pt" style:font-style-asian="normal" style:font-size-complex="12pt" style:font-style-complex="normal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Noto Sans CJK TC Regular" fo:font-size="12pt" fo:font-style="normal" officeooo:rsid="000f3c04" officeooo:paragraph-rsid="000f3c04" style:font-name-asian="Noto Sans CJK TC Regular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left="0.4925in" fo:margin-right="0in" fo:text-indent="0in" style:auto-text-indent="false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Noto Sans CJK TC Regular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rsid="0012b107" officeooo:paragraph-rsid="0017db3a" style:font-name-asian="Noto Sans CJK TC Regular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Noto Sans CJK TC Regular" fo:font-size="12pt" fo:font-style="normal" officeooo:rsid="0012b107" officeooo:paragraph-rsid="0017db3a" style:font-name-asian="Noto Sans CJK TC Regular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21d86d" style:font-name-asian="Noto Sans CJK TC Regular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Noto Sans CJK TC Regular" officeooo:paragraph-rsid="001e9a80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21d86d"/>
    </style:style>
    <style:style style:name="P14" style:family="paragraph" style:parent-style-name="Caption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Noto Sans CJK TC Regular" fo:font-size="12pt" fo:font-style="normal" style:font-name-asian="Noto Sans CJK TC Regular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fo:color="#800000" style:font-name="Noto Sans CJK TC Regular" fo:font-size="12pt" fo:letter-spacing="normal" fo:font-style="normal" fo:font-weight="normal" style:font-name-asian="Noto Sans CJK TC Regular" style:font-size-asian="12pt" style:font-style-asian="normal" style:font-size-complex="12pt" style:font-style-complex="normal"/>
    </style:style>
    <style:style style:name="T2" style:family="text">
      <style:text-properties fo:font-variant="normal" fo:text-transform="none" fo:color="#800000" style:font-name="Noto Sans CJK TC Regular" fo:font-size="12pt" fo:letter-spacing="normal" fo:font-style="normal" fo:font-weight="normal" officeooo:rsid="00271e85" style:font-name-asian="Noto Sans CJK TC Regular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800000" style:font-name="Noto Sans CJK TC Regular" fo:font-size="12pt" fo:letter-spacing="normal" fo:font-style="normal" fo:font-weight="normal" officeooo:rsid="00274852" style:font-name-asian="Noto Sans CJK TC Regular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800000" style:font-name="Noto Sans CJK TC Regular" fo:font-size="12pt" fo:letter-spacing="normal" fo:font-style="normal" fo:font-weight="normal" officeooo:rsid="00283ca0" style:font-name-asian="Noto Sans CJK TC Regular" style:font-size-asian="12pt" style:font-style-asian="normal" style:font-size-complex="12pt" style:font-style-complex="normal"/>
    </style:style>
    <style:style style:name="T5" style:family="text">
      <style:text-properties style:font-name="Noto Sans CJK TC Regular" fo:font-size="12pt" fo:font-style="normal" officeooo:rsid="001a3907" style:font-name-asian="Noto Sans CJK TC Regular" style:font-size-asian="12pt" style:font-style-asian="normal" style:font-size-complex="12pt" style:font-style-complex="normal"/>
    </style:style>
    <style:style style:name="T6" style:family="text">
      <style:text-properties style:font-name="Noto Sans CJK TC Regular" fo:font-size="12pt" fo:font-style="normal" officeooo:rsid="0025290e" style:font-name-asian="Noto Sans CJK TC Regular" style:font-size-asian="12pt" style:font-style-asian="normal" style:font-size-complex="12pt" style:font-style-complex="normal"/>
    </style:style>
    <style:style style:name="T7" style:family="text">
      <style:text-properties style:font-name="Noto Sans CJK TC Regular" fo:font-style="normal" style:font-name-asian="Noto Sans CJK TC Regular" style:font-style-asian="normal" style:font-style-complex="normal"/>
    </style:style>
    <style:style style:name="T8" style:family="text">
      <style:text-properties style:font-name="Noto Sans CJK TC Regular" fo:font-style="normal" officeooo:rsid="000937e7" style:font-name-asian="Noto Sans CJK TC Regular" style:font-style-asian="normal" style:font-style-complex="normal"/>
    </style:style>
    <style:style style:name="T9" style:family="text">
      <style:text-properties style:font-name="Noto Sans CJK TC Regular" fo:font-style="normal" officeooo:rsid="002336db" style:font-name-asian="Noto Sans CJK TC Regular" style:font-style-asian="normal" style:font-style-complex="normal"/>
    </style:style>
    <style:style style:name="T10" style:family="text">
      <style:text-properties officeooo:rsid="0010ccbb"/>
    </style:style>
    <style:style style:name="T11" style:family="text">
      <style:text-properties officeooo:rsid="00141d89"/>
    </style:style>
    <style:style style:name="T12" style:family="text">
      <style:text-properties fo:color="#800000" fo:font-size="12pt" fo:font-weight="normal" officeooo:rsid="000937e7" style:font-size-asian="12pt" style:font-weight-asian="normal" style:font-size-complex="12pt" style:font-weight-complex="normal"/>
    </style:style>
    <style:style style:name="T13" style:family="text">
      <style:text-properties fo:color="#800000" style:font-name="Noto Sans CJK TC Regular" fo:font-size="12pt" fo:font-weight="normal" officeooo:rsid="000937e7" style:font-size-asian="12pt" style:font-weight-asian="normal" style:font-size-complex="12pt" style:font-weight-complex="normal"/>
    </style:style>
    <style:style style:name="T14" style:family="text">
      <style:text-properties fo:color="#800000" style:font-name="Noto Sans CJK TC Regular" fo:font-size="12pt" fo:font-weight="normal" officeooo:rsid="001cd446" style:font-size-asian="12pt" style:font-weight-asian="normal" style:font-size-complex="12pt" style:font-weight-complex="normal"/>
    </style:style>
    <style:style style:name="T15" style:family="text">
      <style:text-properties fo:color="#800000" style:font-name="Noto Sans CJK TC Regular" fo:font-size="12pt" fo:font-style="normal" officeooo:rsid="0025290e" style:font-name-asian="Noto Sans CJK TC Regular" style:font-size-asian="12pt" style:font-style-asian="normal" style:font-size-complex="12pt" style:font-style-complex="normal"/>
    </style:style>
    <style:style style:name="T16" style:family="text">
      <style:text-properties officeooo:rsid="001e9a80"/>
    </style:style>
    <style:style style:name="T17" style:family="text">
      <style:text-properties officeooo:rsid="001f207b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chine Learning 2016</text:p>
      <text:p text:style-name="P6">系級：電機四</text:p>
      <text:p text:style-name="P14">姓名：鍾勝隆</text:p>
      <text:p text:style-name="P6">學號：B02901001</text:p>
      <text:p text:style-name="P1">HW1 <text:span text:style-name="T10">Report</text:span> – PM2.5 Prediction</text:p>
      <text:p text:style-name="P3">1.(1%) Linear regression function by Gradient Descent.</text:p>
      <text:p text:style-name="P4"><text:span text:style-name="T7"><text:tab/></text:span><text:span text:style-name="T8">#intial coefficient <text:s/></text:span><text:span text:style-name="T9">(import numpy as np)</text:span></text:p>
      <text:p text:style-name="P7"><text:span text:style-name="T12">wei</text:span><text:span text:style-name="T13">ght = np.zeros((1, 162)</text:span><text:span text:style-name="T14">)</text:span></text:p>
      <text:p text:style-name="P8">bias = 0</text:p>
      <text:p text:style-name="P8">learning_rate = 0.2</text:p>
      <text:p text:style-name="P8">learning_time = 8964</text:p>
      <text:p text:style-name="P8">#Regularization</text:p>
      <text:p text:style-name="P8">Lambda = 0</text:p>
      <text:p text:style-name="P8">#for Adagrad</text:p>
      <text:p text:style-name="P8">G_w = np.zeros((1, 162))</text:p>
      <text:p text:style-name="P8">G_b = 0</text:p>
      <text:p text:style-name="P8"/>
      <text:p text:style-name="P8">t = 1</text:p>
      <text:p text:style-name="P8">while(True):</text:p>
      <text:p text:style-name="P8"><text:s text:c="4"/>change = ttraining_results - bias - np.sum((training_datas * weight), axis=1)</text:p>
      <text:p text:style-name="P8"><text:s text:c="4"/>b_w = change.sum()</text:p>
      <text:p text:style-name="P12"><text:s text:c="4"/>g_w = np.sum((np.transpose(training_datas) * <text:span text:style-name="T16">\</text:span></text:p>
      <text:p text:style-name="P12"><text:tab/>change), axis=1) - Lambda * weight</text:p>
      <text:p text:style-name="P8"/>
      <text:p text:style-name="P8"><text:s text:c="4"/>#gradient</text:p>
      <text:p text:style-name="P8"><text:s text:c="4"/>gradient_w = -2 * g_w</text:p>
      <text:p text:style-name="P8"><text:s text:c="4"/>gradient_b = -2 * b_w</text:p>
      <text:p text:style-name="P8"><text:s text:c="4"/>G_w += gradient_w ** 2</text:p>
      <text:p text:style-name="P8"><text:s text:c="4"/>G_b += gradient_b ** 2</text:p>
      <text:p text:style-name="P8"><text:s text:c="4"/>weight = weight - learning_rate * (1 / (G_w) ** 0.5 ) * gradient_w</text:p>
      <text:p text:style-name="P8"><text:s text:c="4"/>bias = bias - learning_rate * (1 / (G_b) ** 0.5 ) * gradient_b</text:p>
      <text:p text:style-name="P8"><text:s text:c="4"/>t += 1</text:p>
      <text:p text:style-name="P8"><text:s text:c="4"/>if (t % 10 == 0):</text:p>
      <text:p text:style-name="P8"><text:s text:c="8"/>print("The", t, "times")</text:p>
      <text:p text:style-name="P8"><text:s text:c="4"/>if ( t &gt; learning_time):</text:p>
      <text:p text:style-name="P8"><text:s text:c="8"/>print ("Linear Regression training is done.")</text:p>
      <text:p text:style-name="P8"><text:s text:c="8"/>break</text:p>
      <text:p text:style-name="P3"><text:soft-page-break/>2. (1%) Describe your method.</text:p>
      <text:p text:style-name="P2"/>
      <text:p text:style-name="P9"><text:tab/>首先，在開始Linear regression之前，必須先決定要用多少的<text:span text:style-name="T11">feature去預測第10小時的PM2.5，由於測資是給前連續9個小時的18項天氣觀測資料，故我以此162 (9*18)資料爲feature去進行training。我將train.csv中同月份的連續九小時資料取出爲一筆資料(包含跨日的資料)：</text:span></text:p>
      <text:p text:style-name="P10"><text:span text:style-name="T11"><draw:frame draw:style-name="fr1" draw:name="Object1" text:anchor-type="as-char" svg:y="-0.1756in" svg:width="1.5217in" svg:height="0.242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1">共可以產生5652筆data，使用<text:span text:style-name="T17">numpy的二維array(shape爲(5652*162))儲存，設定參數一維array，每個feature都有對應的weight，故我初始化162個0起始值，由於linear regresion的loss function沒有local minimum，以及設bias也爲0 。</text:span></text:p>
      <text:p text:style-name="P11"/>
      <text:p text:style-name="P13"><text:span text:style-name="T5"><text:tab/>開始</text:span><text:span text:style-name="T6">training必須預先設定lear</text:span><text:span text:style-name="T15">ning rate，要train幾次，以及regularization的係數λ <text:s/>，我是透過</text:span><text:span text:style-name="Emphasis"><text:span text:style-name="T4">K</text:span></text:span><text:span text:style-name="T1">-fold cross-</text:span><text:span text:style-name="Emphasis"><text:span text:style-name="T1">validation</text:span></text:span><text:span text:style-name="Emphasis"><text:span text:style-name="T2">(交互驗證)</text:span></text:span><text:span text:style-name="Emphasis"><text:span text:style-name="T3">去評估各個參數的最佳值，</text:span></text:span><text:span text:style-name="Emphasis"><text:span text:style-name="T4">在data_process.py將全部的資料分成10等分，其中1份當作Validation set，剩下9份爲Training set，並產生10組Training set和Validation set，</text:span></text:span></text:p>
      <text:p text:style-name="P2">3. (1%) Discussion on regularization.</text:p>
      <text:p text:style-name="P2"/>
      <text:p text:style-name="P2"/>
      <text:p text:style-name="P2">4. (1%) Discussion on learning r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arial" svg:font-family="arial, sans-serif"/>
    <style:font-face style:name="DejaVu Sans2" svg:font-family="'DejaVu Sans'" style:font-family-generic="swiss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Noto Sans CJK TC Regular3" svg:font-family="'Noto Sans CJK TC Regular'" style:font-family-generic="modern" style:font-pitch="fixed"/>
    <style:font-face style:name="Noto Sans CJK TC Regular" svg:font-family="'Noto Sans CJK TC Regular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TC Regular2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ans CJK TC Regular2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ans CJK TC Regular2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TC Regular2" style:font-family-asian="'Noto Sans CJK TC Regular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DejaVu Serif" fo:font-family="'DejaVu Serif'" style:font-family-generic="roman" style:font-pitch="variable" fo:font-size="24pt" fo:font-weight="bold" style:font-name-asian="Noto Sans CJK TC Regular2" style:font-family-asian="'Noto Sans CJK TC Regular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left="0.4925in" fo:margin-right="0in" fo:margin-top="0in" fo:margin-bottom="0in" loext:contextual-spacing="false" fo:text-indent="0in" style:auto-text-indent="false"/>
      <style:text-properties fo:color="#800000" style:font-name="DejaVu Sans Mono" fo:font-family="'DejaVu Sans Mono'" style:font-family-generic="modern" style:font-pitch="fixed" fo:font-size="12pt" fo:font-weight="normal" officeooo:rsid="000937e7" style:font-name-asian="Noto Sans CJK TC Regular3" style:font-family-asian="'Noto Sans CJK TC Regular'" style:font-family-generic-asian="modern" style:font-pitch-asian="fixed" style:font-size-asian="12pt" style:font-weight-asian="normal" style:font-name-complex="DejaVu Sans Mono" style:font-family-complex="'DejaVu Sans Mono'" style:font-family-generic-complex="modern" style:font-pitch-complex="fixed" style:font-size-complex="12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0:46:33.921149928</meta:creation-date>
    <dc:date>2016-10-14T14:49:05.563115695</dc:date>
    <meta:editing-duration>PT2H29M47S</meta:editing-duration>
    <meta:editing-cycles>17</meta:editing-cycles>
    <meta:generator>LibreOffice/5.2.1.2$Linux_X86_64 LibreOffice_project/20m0$Build-2</meta:generator>
    <meta:document-statistic meta:table-count="0" meta:image-count="0" meta:object-count="1" meta:page-count="2" meta:paragraph-count="42" meta:word-count="442" meta:character-count="1554" meta:non-whitespace-character-count="1330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row>
            <mo fence="true" stretchy="false">(</mo>
            <mrow>
              <mrow>
                <msubsup>
                  <mi>x</mi>
                  <mn>1</mn>
                  <mi>i</mi>
                </msubsup>
                <mi>,</mi>
                <msubsup>
                  <mi>x</mi>
                  <mrow>
                    <mn>2,.</mn>
                    <mn>..</mn>
                  </mrow>
                  <mi>i</mi>
                </msubsup>
                <mi>,</mi>
                <msubsup>
                  <mi>x</mi>
                  <mn>162</mn>
                  <mi>i</mi>
                </msubsup>
              </mrow>
            </mrow>
            <mo fence="true" stretchy="false">)</mo>
          </mrow>
          <mi>,</mi>
          <msub>
            <mi>y</mi>
            <mi>i</mi>
          </msub>
        </mrow>
      </mrow>
      <mo fence="true" stretchy="false">)</mo>
    </mrow>
    <annotation encoding="StarMath 5.0">( (x^i_1,x^i_2,...,x^i_162),y_i)</annotation>
  </semantics>
</math>
</file>